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egundo Avance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oel Oswaldo Gallegos Guillé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5T07:46:09.554832647</meta:creation-date>
    <meta:editing-duration>PT1M12S</meta:editing-duration>
    <meta:editing-cycles>2</meta:editing-cycles>
    <meta:generator>LibreOffice/5.4.2.2$Linux_X86_64 LibreOffice_project/40m0$Build-2</meta:generator>
    <dc:date>2018-02-15T07:47:22.042287413</dc:date>
    <meta:document-statistic meta:object-count="4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